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1b049"/>
    </style:style>
    <style:style style:name="P2" style:family="paragraph" style:parent-style-name="Standard">
      <style:paragraph-properties fo:text-align="justify" style:justify-single-word="false"/>
      <style:text-properties officeooo:paragraph-rsid="0013a476"/>
    </style:style>
    <style:style style:name="P3" style:family="paragraph" style:parent-style-name="Standard">
      <style:paragraph-properties fo:text-align="justify" style:justify-single-word="false"/>
      <style:text-properties officeooo:paragraph-rsid="001339a1"/>
    </style:style>
    <style:style style:name="P4" style:family="paragraph" style:parent-style-name="Standard">
      <style:paragraph-properties fo:line-height="150%" fo:text-align="justify" style:justify-single-word="false" style:writing-mode="page"/>
      <style:text-properties officeooo:paragraph-rsid="0013a476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officeooo:paragraph-rsid="0013ef19"/>
    </style:style>
    <style:style style:name="P6" style:family="paragraph" style:parent-style-name="Standard">
      <style:paragraph-properties fo:line-height="150%" fo:text-align="justify" style:justify-single-word="false" style:writing-mode="page"/>
      <style:text-properties officeooo:paragraph-rsid="0015024f"/>
    </style:style>
    <style:style style:name="P7" style:family="paragraph" style:parent-style-name="Standard">
      <style:paragraph-properties fo:line-height="150%" fo:text-align="justify" style:justify-single-word="false" style:writing-mode="page"/>
      <style:text-properties officeooo:paragraph-rsid="001793dc"/>
    </style:style>
    <style:style style:name="P8" style:family="paragraph" style:parent-style-name="Standard">
      <style:paragraph-properties fo:line-height="150%" fo:text-align="justify" style:justify-single-word="false" style:writing-mode="page"/>
      <style:text-properties officeooo:paragraph-rsid="001339a1"/>
    </style:style>
    <style:style style:name="T1" style:family="text">
      <style:text-properties officeooo:rsid="0013ef19"/>
    </style:style>
    <style:style style:name="T2" style:family="text">
      <style:text-properties officeooo:rsid="0015024f"/>
    </style:style>
    <style:style style:name="T3" style:family="text">
      <style:text-properties officeooo:rsid="0015ea99"/>
    </style:style>
    <style:style style:name="T4" style:family="text">
      <style:text-properties officeooo:rsid="001793dc"/>
    </style:style>
    <style:style style:name="T5" style:family="text">
      <style:text-properties officeooo:rsid="00193fa4"/>
    </style:style>
    <style:style style:name="T6" style:family="text">
      <style:text-properties officeooo:rsid="001ea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democratização da educação pauta-se pelo dever do Estado de oferecer a equidade aos cidadãos em tudo àquilo que é básico e necessário para a sua integração social (ARRUDA e ARRUDA, 2015, p.335). O princípio da indissociabilidade entre ensino, pesquisa e extensão reflete um conceito de qualidade em que o processo de ensino e aprendizagem deve favorecer a aproximação entre as instituições de ensino (Institutos e Universidades) e sociedade, em seus mais diversos arranjos ou configurações sócio-espacial-cultural-econômica. Artigo 207 da Constituição Brasileira dispõe que as universidades (entre as quais também se equiparam os Institutos Federais) gozam de autonomia didático-científica, administrativa e de gestão financeira e patrimonial e obedecerão ao princípio da indissociabilidade entre ensino, pesquisa e extensão (BRASIL, 1988). </text:p>
      <text:p text:style-name="P2"/>
      <text:p text:style-name="P5">O termo indissociabilidade remete à ideia da interligação existente entre o Ensino Pesquisa Extensão, refletindo um conceito de qualidade do trabalho acadêmico que favorece a aproximação entre universidade e sociedade, a auto-reflexão crítica, a emancipação teórica e prática dos estudantes e o significado social do trabalho acadêmico. <text:span text:style-name="T1">Ela </text:span>não deve ser compreendida como mera juntabilidade das três ações na oferta d<text:span text:style-name="T1">e</text:span> cursos. Igualmente, não pode ser confundida com a integração entre essas três ações. A noção de indissociabilidade implica que o ensino, a pesquisa e a extensão estão intrinsecamente articulados entre sim, e se fazem presentes como práticas pedagógicas, seja como atividades de origem e/ou fim. A concretização deste princípio supõe a realização de projetos coletivos de trabalho pluri, multi, transdisciplinar que se referenciem no projeto político pedagógico institucional (PPPI e PPPs), no planejamento das ações institucionais e que leve em conta o interesse da maioria da sociedade. </text:p>
      <text:p text:style-name="P1"/>
      <text:p text:style-name="P6"><text:span text:style-name="T2">Para garantir a indissociabilidade é preciso prevê-la em todos os documentos institucionais (PPP, PPPI, PDI, PDA), a</text:span>valiar os Cursos da Educação Profissional e Tecnológica a partir da perspectiva intrainstitucional, interinstitucional e da sociedade, no contexto macroespacial de abrangência política do Instituto. <text:span text:style-name="T3">Bem como a</text:span>valiar, revisar, adequar, os documentos pedagógicos dos Cursos (PCs, PPCs), não somente para prever ações no ensino, pesquisa e extensão, mas, principalmente, para criar condições para que isso ocorra. </text:p>
      <text:p text:style-name="P1"/>
      <text:p text:style-name="P7">Sabe-se que a extensão universitária é um instrumento essencial para o momento atual das <text:span text:style-name="T3">instituições de ensino técnico e tecnológico</text:span> brasileiras. Por meio dela, os <text:span text:style-name="T3">estudantes/pesquisadores</text:span> aproximam-se da sociedade e têm a oportunidade de vivenciar a aplicação de conhecimentos de sua futura profissão. <text:span text:style-name="T3">P</text:span>odendo assim, identificar aspectos que precisam ser aperfeiçoados para ampliar sua competência profissional. A extensão extrapola o conhecimento adquirido e sua aplicação imediata, e estimula a atitude investigativa e questionadora, permitindo que as reflexões oriundas <text:soft-page-break/>dessa prática transformem-se em projetos de pesquisa e problemáticas para serem discutidas em sala de aula. </text:p>
      <text:p text:style-name="P7"/>
      <text:p text:style-name="P7">A história da “universidade” no Brasil revela que a indissociabilidade dessas atividades constitui-se tema de destaque desde a década de 1960, com a organização dos movimentos estudantis, passando pela reorganização dos movimentos sociais dos anos de 1970, consolidando-se como proposta na reforma da educação e parte do processo de redemocratização do país, nos anos de 1980. Nessa última década, a indissociabilidade entre ensino, pesquisa e extensão tornou-se bandeira de luta do movimento docente do ensino superior, com apoio de estudantes e de setores progressistas da sociedade civil organizada, associando-se ao discurso em defesa da liberdade acadêmica e de autogestão. O resultado dessa luta foi a inclusão da indissociabilidade no artigo 207 da Constituição Federal de 1988, com os seguintes termos: as universidades gozam de autonomia didático-científica, administrativa e de gestão financeira e patrimonial, e obedecerão ao princípio de indissociabilidade entre ensino, pesquisa e extensão. </text:p>
      <text:p text:style-name="P7"/>
      <text:p text:style-name="P7"><text:span text:style-name="T4">A</text:span> articulação entre o ensino e a extensão aponta para uma formação que se preocupa com os problemas da sociedade contemporânea, mas carece da pesquisa, responsável pela produção do conhecimento científico. Por sua vez, se associados o ensino e a pesquisa, ganha-se terreno em frentes como a tecnologia, mas se incorre no risco de perder a compreensão ético-político-social conferida quando se pensa no destinatário final desse saber científico (a sociedade). Enfim, quando a (com frequência esquecida) articulação entre extensão e pesquisa exclui o ensino, perde-se a dimensão formativa que dá sentido à <text:span text:style-name="T4">as instituições de ensino técnico e tecnológico</text:span>.</text:p>
      <text:p text:style-name="P3"/>
      <text:p text:style-name="P8">Dessa forma, é inegável que a indissociabilidade <text:span text:style-name="T4">constituí-se</text:span> princípio orientador da qualidade da produção <text:span text:style-name="T4">de conhecimento científico</text:span>, <text:span text:style-name="T4">sendo </text:span>um catalisador do conhecimento pluriversitário, que favorece o diálogo entre universidade e a sociedade e permite a substituição da unilateralidade pela interatividade do conhecimento. <text:span text:style-name="T5">As instituições de ensino brasileiras são</text:span> uma obra em permanente construção, nunca acabada, em movimento e em constante questionamento de sua identidade e de sua efetividade, <text:span text:style-name="T5">no que concerne</text:span> o caso brasileiro, com existência ainda recente, muito tem a caminh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05:07.034097265</meta:creation-date>
    <dc:date>2019-02-07T23:48:40.267137498</dc:date>
    <meta:editing-duration>PT3H17M7S</meta:editing-duration>
    <meta:editing-cycles>4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7" meta:word-count="758" meta:character-count="5304" meta:non-whitespace-character-count="4548"/>
  </office:meta>
</office:document-meta>
</file>